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l Trabaj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916666666667in" svg:y="0.09375in" svg:width="1.5in" svg:height="0.82291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11-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916666666667in" svg:y="0.29166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DT_Teletrabajo_DD_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916666666667in" svg:y="0.51041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Teletrabaj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916666666667in" svg:y="0.71875in" svg:width="1.5in" svg:height="0.82291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Es el número de contratos registrados en la modalidad de <text:s/>teletrabajo en el Sistema Único de Trabajo - SUT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ipo de Teletrabajo</text:p>
          </table:table-cell>
          <table:table-cell office:value-type="string" table:style-name="ce5">
            <text:p>Puede ser habitual o emergente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énero</text:p>
          </table:table-cell>
          <table:table-cell office:value-type="string" table:style-name="ce6">
            <text:p>Puede ser femenino y masculino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vincia</text:p>
          </table:table-cell>
          <table:table-cell office:value-type="string" table:style-name="ce3">
            <text:p>Lugar del registro del contrato en la modalidad de teletrabajo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gencia del contrato</text:p>
          </table:table-cell>
          <table:table-cell office:value-type="string" table:style-name="ce3">
            <text:p>Indica si el contrato en modalidad de teletrabajo esta vigente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Número de registros</text:p>
          </table:table-cell>
          <table:table-cell office:value-type="string" table:style-name="ce3">
            <text:p>Trabajadores beneficiarios de la modalidad de teletrabajo en el sector público y privado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nton_contrato</text:p>
          </table:table-cell>
          <table:table-cell office:value-type="string" table:style-name="ce3">
            <text:p>Cantón del registro del contrato en la modalidad de teletrabajo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_fecha_inicio_teletrabajo</text:p>
          </table:table-cell>
          <table:table-cell office:value-type="string" table:style-name="ce3">
            <text:p>Año de registro en el cual se inicia la modalidad de teletrabajo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s_fecha_inicio_teletrabajo</text:p>
          </table:table-cell>
          <table:table-cell office:value-type="string" table:style-name="ce3">
            <text:p>Mes de registro en el cual se inicia la modalidad de teletrabajo.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SNAP</dc:creator>
    <meta:creation-date>2020-12-02T16:57:00Z</meta:creation-date>
    <dc:date>2022-04-12T17:39:01Z</dc:date>
  </office:meta>
</office:document-meta>
</file>